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725cc" officeooo:paragraph-rsid="001725cc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1725cc" officeooo:paragraph-rsid="001725cc" style:font-size-asian="13.1000003814697pt" style:font-weight-asian="bold" style:font-size-complex="15pt" style:font-weight-complex="bold"/>
    </style:style>
    <style:style style:name="P3" style:family="paragraph" style:parent-style-name="Standard" style:list-style-name="L2">
      <style:text-properties officeooo:paragraph-rsid="001725cc"/>
    </style:style>
    <style:style style:name="P4" style:family="paragraph" style:parent-style-name="Standard" style:list-style-name="L2">
      <style:text-properties officeooo:paragraph-rsid="0018b1c4"/>
    </style:style>
    <style:style style:name="P5" style:family="paragraph" style:parent-style-name="Standard" style:list-style-name="L2">
      <style:text-properties officeooo:rsid="001725cc" officeooo:paragraph-rsid="001725cc"/>
    </style:style>
    <style:style style:name="P6" style:family="paragraph" style:parent-style-name="Standard">
      <style:text-properties officeooo:rsid="001725cc" officeooo:paragraph-rsid="001725cc"/>
    </style:style>
    <style:style style:name="P7" style:family="paragraph" style:parent-style-name="Standard" style:list-style-name="L2">
      <style:text-properties officeooo:rsid="0018b1c4" officeooo:paragraph-rsid="0018b1c4"/>
    </style:style>
    <style:style style:name="P8" style:family="paragraph" style:parent-style-name="Standard">
      <style:text-properties officeooo:rsid="0018b1c4" officeooo:paragraph-rsid="0018b1c4"/>
    </style:style>
    <style:style style:name="P9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fo:font-weight="bold" officeooo:rsid="0018b1c4" officeooo:paragraph-rsid="0018b1c4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fo:font-weight="bold" officeooo:rsid="0019cb83" officeooo:paragraph-rsid="0019cb83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fo:font-weight="bold" officeooo:rsid="001d8c21" officeooo:paragraph-rsid="001d8c21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style:text-line-through-style="none" style:text-line-through-type="none" fo:font-size="15pt" style:text-underline-style="solid" style:text-underline-width="auto" style:text-underline-color="font-color" fo:font-weight="normal" officeooo:rsid="0019cb83" officeooo:paragraph-rsid="0019cb83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4">
      <style:text-properties style:text-line-through-style="none" style:text-line-through-type="none" fo:font-size="15pt" style:text-underline-style="none" fo:font-weight="normal" officeooo:rsid="0019cb83" officeooo:paragraph-rsid="0019cb83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fo:font-size="15pt" style:text-underline-style="none" fo:font-weight="normal" officeooo:rsid="0019cb83" officeooo:paragraph-rsid="001b65c0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5">
      <style:text-properties style:text-line-through-style="none" style:text-line-through-type="none" fo:font-size="15pt" style:text-underline-style="none" fo:font-weight="normal" officeooo:rsid="0019cb83" officeooo:paragraph-rsid="001d8c21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4">
      <style:text-properties style:text-line-through-style="none" style:text-line-through-type="none" fo:font-size="15pt" style:text-underline-style="none" fo:font-weight="normal" officeooo:rsid="001bae4a" officeooo:paragraph-rsid="001bae4a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style:text-line-through-style="none" style:text-line-through-type="none" fo:font-size="15pt" style:text-underline-style="none" fo:font-weight="bold" officeooo:rsid="0019cb83" officeooo:paragraph-rsid="0019cb83" style:font-size-asian="13.1000003814697pt" style:font-weight-asian="bold" style:font-size-complex="15pt" style:font-weight-complex="bold"/>
    </style:style>
    <style:style style:name="P18" style:family="paragraph" style:parent-style-name="Standard" style:list-style-name="L5">
      <style:text-properties style:text-line-through-style="none" style:text-line-through-type="none" fo:font-size="15pt" style:text-underline-style="none" fo:font-weight="bold" officeooo:rsid="0019cb83" officeooo:paragraph-rsid="0019cb83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style:text-line-through-style="none" style:text-line-through-type="none" fo:font-size="12pt" style:text-underline-style="none" fo:font-weight="normal" officeooo:rsid="0019cb83" officeooo:paragraph-rsid="0019cb83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line-through-style="none" style:text-line-through-type="none" fo:font-size="12pt" style:text-underline-style="none" fo:font-weight="normal" officeooo:rsid="001d8c21" officeooo:paragraph-rsid="001d8c2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219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b65c0" style:font-size-asian="10.5pt" style:font-size-complex="12pt"/>
    </style:style>
    <style:style style:name="T5" style:family="text">
      <style:text-properties fo:font-size="12pt" officeooo:rsid="001bae4a" style:font-size-asian="10.5pt" style:font-size-complex="12pt"/>
    </style:style>
    <style:style style:name="T6" style:family="text">
      <style:text-properties fo:font-size="12pt" officeooo:rsid="001d8c21" style:font-size-asian="10.5pt" style:font-size-complex="12pt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725cc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8b1c4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f0219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style:font-size-asian="10.5pt" style:font-size-complex="12pt"/>
    </style:style>
    <style:style style:name="T12" style:family="text">
      <style:text-properties fo:font-size="12pt" style:text-underline-style="none" officeooo:rsid="001f0219" style:font-size-asian="10.5pt" style:font-size-complex="12pt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d8c21" style:font-size-asian="10.5pt" style:font-weight-asian="normal" style:font-size-complex="12pt" style:font-weight-complex="normal"/>
    </style:style>
    <style:style style:name="T15" style:family="text">
      <style:text-properties fo:font-size="12pt" fo:font-weight="bold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1b65c0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1bae4a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1d8c21" style:font-size-asian="10.5pt" style:font-weight-asian="bold" style:font-size-complex="12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1f0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MD : </text:p>
      <text:list xml:id="list1699434359" text:style-name="L1">
        <text:list-item>
          <text:p text:style-name="P2"><text:span text:style-name="T7">conseils d’installation</text:span></text:p>
        </text:list-item>
        <text:list-item>
          <text:p text:style-name="P2"><text:span text:style-name="T7">informations de compilations et lancement du projet</text:span></text:p>
        </text:list-item>
      </text:list>
      <text:p text:style-name="P1"><text:span text:style-name="T7"/></text:p>
      <text:p text:style-name="P1">Projet.pdf :</text:p>
      <text:p text:style-name="P1"><text:span text:style-name="T7">Rédaction intégrale du projet : </text:span></text:p>
      <text:list xml:id="list618239374" text:style-name="L2">
        <text:list-item>
          <text:list>
            <text:list-item>
              <text:p text:style-name="P3"><text:span text:style-name="T8">Explications des L-systèmes, </text:span></text:p>
            </text:list-item>
            <text:list-item>
              <text:p text:style-name="P3"><text:span text:style-name="T8">Interprétation graphique des L-Systèmes</text:span></text:p>
              <text:list>
                <text:list-item>
                  <text:p text:style-name="P3"><text:span text:style-name="T8">La tortue</text:span></text:p>
                </text:list-item>
                <text:list-item>
                  <text:p text:style-name="P3"><text:span text:style-name="T8">Interprétation des chaînes</text:span></text:p>
                </text:list-item>
                <text:list-item>
                  <text:p text:style-name="P3"><text:span text:style-name="T8">Evolution de l’interprétation des chaînes des L-Systèmes</text:span></text:p>
                </text:list-item>
                <text:list-item>
                  <text:p text:style-name="P3"><text:span text:style-name="T8">Remarques sur les parcours des itérations</text:span></text:p>
                  <text:p text:style-name="P3"><text:span text:style-name="T8"><text:s/></text:span></text:p>
                </text:list-item>
              </text:list>
            </text:list-item>
            <text:list-item>
              <text:p text:style-name="P3"><text:span text:style-name="T8">Implémentation des L-Systèmes en Ocaml</text:span></text:p>
              <text:list>
                <text:list-item>
                  <text:p text:style-name="P3"><text:span text:style-name="T8">Le sujet minimal</text:span></text:p>
                </text:list-item>
                <text:list-item>
                  <text:p text:style-name="P5"><text:span text:style-name="T7">Choix des types et code fourni</text:span></text:p>
                  <text:list>
                    <text:list-item>
                      <text:p text:style-name="P5"><text:span text:style-name="T7">Tortue</text:span></text:p>
                    </text:list-item>
                    <text:list-item>
                      <text:p text:style-name="P5"><text:span text:style-name="T7">Chaînes parenthésées</text:span></text:p>
                    </text:list-item>
                    <text:list-item>
                      <text:p text:style-name="P5"><text:span text:style-name="T7">Substitutions</text:span></text:p>
                    </text:list-item>
                    <text:list-item>
                      <text:p text:style-name="P5"><text:span text:style-name="T7">Interprétations</text:span></text:p>
                    </text:list-item>
                    <text:list-item>
                      <text:p text:style-name="P5"><text:span text:style-name="T7">L-Systèmes</text:span></text:p>
                    </text:list-item>
                    <text:list-item>
                      <text:p text:style-name="P5"><text:span text:style-name="T7">Exemples des L-Systèmes</text:span></text:p>
                    </text:list-item>
                  </text:list>
                </text:list-item>
                <text:list-item>
                  <text:p text:style-name="P5"><text:span text:style-name="T7">Extensions</text:span></text:p>
                  <text:list>
                    <text:list-item>
                      <text:p text:style-name="P5"><text:span text:style-name="T7">Sauvegarde de L-Systèmes ou d’images obtenues</text:span></text:p>
                    </text:list-item>
                    <text:list-item>
                      <text:p text:style-name="P5"><text:span text:style-name="T7">Couleurs</text:span></text:p>
                    </text:list-item>
                    <text:list-item>
                      <text:p text:style-name="P5"><text:span text:style-name="T7">Variations de paramètres</text:span></text:p>
                    </text:list-item>
                    <text:list-item>
                      <text:p text:style-name="P5"><text:span text:style-name="T7">Graphique en trois dimensions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8">Modalités</text:span></text:p>
              <text:list>
                <text:list-item>
                  <text:p text:style-name="P4"><text:span text:style-name="T9">Dates limites de soumission et dates de soutenances début Janvier.</text:span></text:p>
                </text:list-item>
                <text:list-item>
                  <text:p text:style-name="P4"><text:span text:style-name="T9">Projet sur le serveur GitLab de l’UFR d’Informatiques</text:span><text:span text:style-name="T8"><text:tab/></text:span></text:p>
                </text:list-item>
              </text:list>
            </text:list-item>
            <text:list-item>
              <text:p text:style-name="P7">Usage de GitLab</text:p>
              <text:list>
                <text:list-item>
                  <text:p text:style-name="P7">Accès au serveur et configuration personnelle</text:p>
                </text:list-item>
                <text:list-item>
                  <text:p text:style-name="P7">Création du dépôt</text:p>
                </text:list-item>
                <text:list-item>
                  <text:p text:style-name="P7">Création et synchronisation des copies locales de travail</text:p>
                </text:list-item>
                <text:list-item>
                  <text:p text:style-name="P7">Modification du dépôt : les commits</text:p>
                </text:list-item>
                <text:list-item>
                  <text:p text:style-name="P7">Les fusions(merge) et les conflits</text:p>
                </text:list-item>
                <text:list-item>
                  <text:p text:style-name="P7">Intégrer les modifications venant du dépôt du cours</text:p>
                </text:list-item>
                <text:list-item>
                  <text:p text:style-name="P7">Les branches</text:p>
                </text:list-item>
              </text:list>
            </text:list-item>
          </text:list>
        </text:list-item>
      </text:list>
      <text:p text:style-name="P8"/>
      <text:p text:style-name="P8"/>
      <text:p text:style-name="P8">Références au livre : <text:span text:style-name="T19">The algorithmic beauty of plants, </text:span><text:span text:style-name="T20">de </text:span><text:span text:style-name="T21">Prusinkiewicz et Lindenmayer.</text:span></text:p>
      <text:list xml:id="list155019934206729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pan text:style-name="T8"><text:tab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7"><text:tab/><text:tab/></text:span></text:p>
      <text:p text:style-name="P9">Makefile :</text:p>
      <text:p text:style-name="P9"><text:span text:style-name="T7">Un </text:span><text:span text:style-name="T11">makefile </text:span><text:span text:style-name="T7">est déjà présent, il permet de compiler en binaire comme en byte, en passant par « </text:span><text:span text:style-name="T11">dune </text:span><text:span text:style-name="T7">» avec «</text:span><text:span text:style-name="T11"> bui</text:span><text:span text:style-name="T12">l</text:span><text:span text:style-name="T11">d </text:span><text:span text:style-name="T7">». ‘</text:span><text:span text:style-name="T11">make</text:span><text:span text:style-name="T7">’ compile le projet en code natif. ‘</text:span><text:span text:style-name="T11">make byte</text:span><text:span text:style-name="T7">’ compile en bytecode, notamment pour faire tourner le code en toplevel Ocaml. ‘</text:span><text:span text:style-name="T11">make clean</text:span><text:span text:style-name="T7">’ permet de supprimer les fichiers intermédiaires du projet, notamment ceux construits par dune lors de la compilation.</text:span></text:p>
      <text:p text:style-name="P9"><text:span text:style-name="T7">‘</text:span><text:span text:style-name="T11">./run ...</text:span><text:span text:style-name="T7">’ <text:s/>est la commande pour exécuter le projet.</text:span></text:p>
      <text:p text:style-name="P9"><text:span text:style-name="T7"/></text:p>
      <text:p text:style-name="P9"><text:span text:style-name="T7"/></text:p>
      <text:p text:style-name="P10"><text:soft-page-break/>Dune et dune-project</text:p>
      <text:p text:style-name="P19">la configuration de dune pour le projet. Notons que la version 1.6 dans dune-project a été modifié par la <text:span text:style-name="T1">version 1.2 </text:span>par nos soins.</text:p>
      <text:p text:style-name="P19"/>
      <text:p text:style-name="P10">Run</text:p>
      <text:p text:style-name="P19">fichier exécutable. Exécution avec dune.</text:p>
      <text:p text:style-name="P10"/>
      <text:p text:style-name="P10">Lsystems.top</text:p>
      <text:p text:style-name="P19">Lance un script qui lance un <text:span text:style-name="T1">toplevel OCaml</text:span> avec tous les modules du projet excepté <text:span text:style-name="T1">main.ml</text:span>. Pour ce script une compilation en byte est nécessaire. Permet de tester le code sur un toplevel.</text:p>
      <text:p text:style-name="P19"/>
      <text:p text:style-name="P10">Les fichiers de code :</text:p>
      <text:p text:style-name="P10"><text:span text:style-name="T7">Il y en a 7, 4 modules ocaml, et 3 interfaces de module :</text:span></text:p>
      <text:p text:style-name="P12"><text:span text:style-name="T3">Les interfaces :</text:span></text:p>
      <text:list xml:id="list564778687" text:style-name="L4">
        <text:list-item>
          <text:p text:style-name="P13"><text:span text:style-name="T15">examples.mli</text:span><text:span text:style-name="T3"> : initialise un type symbol avec trois symboles, pour l’exemple d’un snow flake. Un exemple est consiste en un axiome, un système de réécritures et une interprétation.</text:span></text:p>
          <text:p text:style-name="P13"><text:span text:style-name="T3"/></text:p>
        </text:list-item>
        <text:list-item>
          <text:p text:style-name="P14"><text:span text:style-name="T15">systems.mli </text:span><text:span text:style-name="T3">: </text:span><text:span text:style-name="T4">initialisation de trois type 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16">‘s word</text:span><text:span text:style-name="T4"> composé d’un </text:span><text:span text:style-name="T16">‘s</text:span><text:span text:style-name="T4"> appelé ‘</text:span><text:span text:style-name="T16">Symb</text:span><text:span text:style-name="T4">’, d’une liste de </text:span><text:span text:style-name="T16">‘s word</text:span><text:span text:style-name="T4"> appelé ‘</text:span><text:span text:style-name="T16">Seq</text:span><text:span text:style-name="T4">’, et d’un</text:span><text:span text:style-name="T16"> ‘s word </text:span><text:span text:style-name="T4">appelé ‘</text:span><text:span text:style-name="T16">Branch</text:span><text:span text:style-name="T4">’. C’est la représentation de l’arbre syntaxique d’une chaîne parenthésée. Symb est le type choisi pour les symboles. </text:span><text:span text:style-name="T16">Seq</text:span><text:span text:style-name="T4"> représente une suite ordinaire de sous-chaînes. </text:span><text:span text:style-name="T16">Branch</text:span><text:span text:style-name="T4"> représente une chaîne entre crochets.</text:span></text:p>
                            </text:list-item>
                            <text:list-item>
                              <text:p text:style-name="P14"><text:span text:style-name="T16">‘s rewrite_rules </text:span><text:span text:style-name="T4">qui à un </text:span><text:span text:style-name="T16">‘s</text:span><text:span text:style-name="T4"> renvoie un </text:span><text:span text:style-name="T16">‘s word</text:span><text:span text:style-name="T4"> : représente la substitution, associe des symboles à des chaînes parenthésées.</text:span></text:p>
                            </text:list-item>
                            <text:list-item>
                              <text:p text:style-name="P14"><text:span text:style-name="T16">‘s system</text:span><text:span text:style-name="T4"> composé d’un ‘</text:span><text:span text:style-name="T16">axiom</text:span><text:span text:style-name="T4">’ de type </text:span><text:span text:style-name="T16">‘s word</text:span><text:span text:style-name="T4">, de ‘</text:span><text:span text:style-name="T16">rules</text:span><text:span text:style-name="T4">’ de type </text:span><text:span text:style-name="T16">‘s rewrite_rules</text:span><text:span text:style-name="T4">, de ‘</text:span><text:span text:style-name="T16">interp</text:span><text:span text:style-name="T4">’ de type </text:span><text:span text:style-name="T16">‘s</text:span><text:span text:style-name="T4"> renvoyant </text:span><text:span text:style-name="T16">Turtle.command list </text:span><text:span text:style-name="T4">. </text:span><text:span text:style-name="T5">C’est la représentation d’un L-Système. </text:span><text:span text:style-name="T18">a</text:span><text:span text:style-name="T17">xiom </text:span><text:span text:style-name="T5">est le dictionnaire de mots décrivant le système. </text:span><text:span text:style-name="T17">Rules</text:span><text:span text:style-name="T5"> est la règle de substitution. </text:span><text:span text:style-name="T17">Interp</text:span><text:span text:style-name="T5"> est </text:span><text:span text:style-name="T6">l’interprétation</text:span><text:span text:style-name="T5"> « graphique » du système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pan text:style-name="T15">turtle.mli </text:span><text:span text:style-name="T3">: </text:span><text:span text:style-name="T5">possède la commande graphique de la tor</text:span><text:span text:style-name="T6">t</text:span><text:span text:style-name="T5">ue ainsi qu’un type position donnant la position exacte de la tortue 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<text:span text:style-name="T15">command</text:span><text:span text:style-name="T3"> est un type qui peut être un entier(</text:span><text:span text:style-name="T15">Line</text:span><text:span text:style-name="T3"> qui trace un trait, </text:span><text:span text:style-name="T15">Move</text:span><text:span text:style-name="T3"> qui bouge sans tracer de traits, ou </text:span><text:span text:style-name="T15">Turn</text:span><text:span text:style-name="T3"> qui change l’angle de direction de la tortue), </text:span><text:span text:style-name="T15">Store </text:span><text:span text:style-name="T3">ou</text:span><text:span text:style-name="T15"> Restore</text:span><text:span text:style-name="T3">(respectivement pour enregistrer la position courante de la tortue, et pour restaurer la dernière position sauvegardé pas encore restauré).</text:span></text:p>
                            </text:list-item>
                            <text:list-item>
                              <text:p text:style-name="P16"><text:span text:style-name="T3">Il y a le type position également avec des nombres flottants </text:span><text:span text:style-name="T15">x</text:span><text:span text:style-name="T3"> et </text:span><text:span text:style-name="T15">y</text:span><text:span text:style-name="T3">(coordonnées abscisses et ordonnées de la tortue) et un entier </text:span><text:span text:style-name="T15">a</text:span><text:span text:style-name="T3"> </text:span><text:span text:style-name="T6">pour son angle d’orientatio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3">Les modules :</text:span></text:p>
      <text:list xml:id="list84642052" text:style-name="L5">
        <text:list-item>
          <text:p text:style-name="P18"><text:span text:style-name="T3">examples.ml </text:span><text:span text:style-name="T13">: </text:span><text:span text:style-name="T14">fonction construisant un </text:span><text:span text:style-name="T6">symbol</text:span><text:span text:style-name="T14"> </text:span><text:span text:style-name="T6">snow </text:span><text:span text:style-name="T14">en </text:span><text:span text:style-name="T6">system </text:span><text:span text:style-name="T14">pour le fameux « snow flake »</text:span></text:p>
        </text:list-item>
        <text:list-item>
          <text:p text:style-name="P18"><text:span text:style-name="T3">systems.ml : </text:span><text:span text:style-name="T14">identique à </text:span><text:span text:style-name="T6">systems.mli </text:span><text:span text:style-name="T14">il y aura dans ce fichier toutes les fonctions implémentés concernant les systèmes.</text:span></text:p>
        </text:list-item>
        <text:list-item>
          <text:p text:style-name="P15"><text:span text:style-name="T15">turtle.ml </text:span><text:span text:style-name="T3">: </text:span><text:span text:style-name="T15"><text:s/></text:span><text:span text:style-name="T6">identique à </text:span><text:span text:style-name="T18">turtle.mli </text:span><text:span text:style-name="T6">il y aura dans ce fichier toutes les fonctions implémentés concernant les tortues.</text:span></text:p>
        </text:list-item>
        <text:list-item>
          <text:p text:style-name="P18"><text:span text:style-name="T3">main.ml </text:span><text:span text:style-name="T13">: </text:span><text:span text:style-name="T14">s’occupe de la gestion des arguments de la ligne de commande interprétés par le module </text:span><text:span text:style-name="T6">Arg</text:span><text:span text:style-name="T14"> de OCaml. C’est dans ce fichier qu’est indiqué le programme en lui-même. Par </text:span><text:soft-page-break/><text:span text:style-name="T14">ce fichier toutes les fonctions nécessaires au fonctionnement du L-Système sont appelés dans un ordre précis au bon fonctionnement du programme pour que celui ci agisse comme nous l’attendons.</text:span></text:p>
        </text:list-item>
      </text:list>
      <text:p text:style-name="P17"><text:span text:style-name="T14"/></text:p>
      <text:p text:style-name="P11">Examples : </text:p>
      <text:p text:style-name="P20">Ce répertoire contient 9 L-systèmes que nous pouvons retrouver dans le livre mis en référence de <text:span text:style-name="T1">projet.pdf </text:span><text:span text:style-name="T22">ou sur</text:span><text:span text:style-name="T1"> </text:span><text:span text:style-name="T2">Wikipedia</text:span><text:span text:style-name="T1">. </text:span><text:span text:style-name="T22">Ces exemples sont similaire à </text:span><text:span text:style-name="T2">example.mli</text:span><text:span text:style-name="T22">/</text:span><text:span text:style-name="T2">example.ml </text:span><text:span text:style-name="T22">sont écrits dans des fichiers </text:span><text:span text:style-name="T2">.sys</text:span><text:span text:style-name="T22"> telles qu’ils soient faciles à analyser. L’explication est claire dans la </text:span><text:span text:style-name="T2">dernière sous-partie du 3.2</text:span><text:span text:style-name="T22"> de</text:span><text:span text:style-name="T2"> projet.pdf.</text:span></text:p>
      <text:p text:style-name="P10"><text:span text:style-name="T7"/></text:p>
      <text:p text:style-name="P1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4:37:23.178210814</meta:creation-date>
    <dc:date>2020-10-28T15:50:18.102093292</dc:date>
    <meta:editing-duration>PT7M23S</meta:editing-duration>
    <meta:editing-cycles>1</meta:editing-cycles>
    <meta:document-statistic meta:table-count="0" meta:image-count="0" meta:object-count="0" meta:page-count="3" meta:paragraph-count="68" meta:word-count="790" meta:character-count="4733" meta:non-whitespace-character-count="4042"/>
    <meta:generator>LibreOffice/6.0.7.3$Linux_X86_64 LibreOffice_project/00m0$Build-3</meta:generator>
  </office:meta>
</office:document-meta>
</file>